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3.882cm"/>
    </style:style>
    <style:style style:name="co4" style:family="table-column">
      <style:table-column-properties fo:break-before="auto" style:column-width="6.84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3.736cm"/>
    </style:style>
    <style:style style:name="co7" style:family="table-column">
      <style:table-column-properties fo:break-before="auto" style:column-width="6.0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00008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enários de Teste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1020" table:default-cell-style-name="ce2"/>
        <table:table-row table:style-name="ro2">
          <table:table-cell table:style-name="ce1" office:value-type="string">
            <text:p>Requisito</text:p>
          </table:table-cell>
          <table:table-cell table:style-name="ce1" office:value-type="string">
            <text:p>Cenário de Teste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Resultados Esperados</text:p>
          </table:table-cell>
          <table:table-cell table:number-columns-repeated="1020"/>
        </table:table-row>
        <table:table-row table:style-name="ro3">
          <table:table-cell office:value-type="string">
            <text:p>RF004</text:p>
          </table:table-cell>
          <table:table-cell office:value-type="string">
            <text:p>C001</text:p>
          </table:table-cell>
          <table:table-cell office:value-type="string">
            <text:p>Cadastrar aluno informando todos os dados corretamente.</text:p>
          </table:table-cell>
          <table:table-cell office:value-type="string">
            <text:p>Aluno deve ser inserido no banco de dados e deve ser possível consultar seu cadastro futuramente.</text:p>
          </table:table-cell>
          <table:table-cell table:number-columns-repeated="1020"/>
        </table:table-row>
        <table:table-row table:style-name="ro4">
          <table:table-cell office:value-type="string">
            <text:p>RF004</text:p>
          </table:table-cell>
          <table:table-cell office:value-type="string">
            <text:p>C002</text:p>
          </table:table-cell>
          <table:table-cell office:value-type="string">
            <text:p>Cadastrar aluno sem informar nenhum dado.</text:p>
          </table:table-cell>
          <table:table-cell office:value-type="string">
            <text:p>O usuário deve ser informado sobre a necessidade do preenchimento dos campos obrigatórios e nenhuma informação deve ser inserida no banco de dados.</text:p>
          </table:table-cell>
          <table:table-cell table:number-columns-repeated="1020"/>
        </table:table-row>
        <table:table-row table:style-name="ro5">
          <table:table-cell office:value-type="string">
            <text:p>RF004</text:p>
          </table:table-cell>
          <table:table-cell office:value-type="string">
            <text:p>C003</text:p>
          </table:table-cell>
          <table:table-cell office:value-type="string">
            <text:p>Cadastrar aluno informando data de nascimento inválida (ex: data maior que data atual, data em formato inválido, letras).</text:p>
          </table:table-cell>
          <table:table-cell office:value-type="string">
            <text:p>O usuário deve ser informado sobre os problemas encontrados com os dados informados e nenhuma informação deve ser inserida no banco de dados.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1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Consultar aluno</text:p>
          </table:table-cell>
          <table:table-cell table:number-columns-repeated="1022"/>
        </table:table-row>
        <table:table-row table:style-name="ro6">
          <table:table-cell office:value-type="string">
            <text:p>RF005</text:p>
          </table:table-cell>
          <table:table-cell office:value-type="string">
            <text:p>Alterar aluno</text:p>
          </table:table-cell>
          <table:table-cell table:number-columns-repeated="1022"/>
        </table:table-row>
        <table:table-row table:style-name="ro6">
          <table:table-cell office:value-type="string">
            <text:p>RF006</text:p>
          </table:table-cell>
          <table:table-cell office:value-type="string">
            <text:p>Excluir aluno</text:p>
          </table:table-cell>
          <table:table-cell table:number-columns-repeated="1022"/>
        </table:table-row>
        <table:table-row table:style-name="ro6">
          <table:table-cell office:value-type="string">
            <text:p>RF007</text:p>
          </table:table-cell>
          <table:table-cell office:value-type="string">
            <text:p>Cadastrar professo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Consultar professor</text:p>
          </table:table-cell>
          <table:table-cell table:number-columns-repeated="1022"/>
        </table:table-row>
        <table:table-row table:style-name="ro6">
          <table:table-cell office:value-type="string">
            <text:p>RF008</text:p>
          </table:table-cell>
          <table:table-cell office:value-type="string">
            <text:p>Alterar professor</text:p>
          </table:table-cell>
          <table:table-cell table:number-columns-repeated="1022"/>
        </table:table-row>
        <table:table-row table:style-name="ro6">
          <table:table-cell office:value-type="string">
            <text:p>RF009</text:p>
          </table:table-cell>
          <table:table-cell office:value-type="string">
            <text:p>Excluir professor</text:p>
          </table:table-cell>
          <table:table-cell table:number-columns-repeated="1022"/>
        </table:table-row>
        <table:table-row table:style-name="ro6">
          <table:table-cell office:value-type="string">
            <text:p>RF010</text:p>
          </table:table-cell>
          <table:table-cell office:value-type="string">
            <text:p>Cadastrar responsável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Consultar responsável</text:p>
          </table:table-cell>
          <table:table-cell table:number-columns-repeated="1022"/>
        </table:table-row>
        <table:table-row table:style-name="ro6">
          <table:table-cell office:value-type="string">
            <text:p>RF011</text:p>
          </table:table-cell>
          <table:table-cell office:value-type="string">
            <text:p>Alterar responsável</text:p>
          </table:table-cell>
          <table:table-cell table:number-columns-repeated="1022"/>
        </table:table-row>
        <table:table-row table:style-name="ro6">
          <table:table-cell office:value-type="string">
            <text:p>RF012</text:p>
          </table:table-cell>
          <table:table-cell office:value-type="string">
            <text:p>Excluir responsável</text:p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s de Teste" table:style-name="ta1" table:print="false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3" office:value-type="string">
            <text:p>Caso de Teste</text:p>
          </table:table-cell>
          <table:table-cell table:style-name="ce3" office:value-type="string">
            <text:p>Cenário</text:p>
          </table:table-cell>
          <table:table-cell table:style-name="ce3" office:value-type="string">
            <text:p>Entrada</text:p>
          </table:table-cell>
          <table:table-cell table:style-name="ce3" office:value-type="string">
            <text:p>Saída Esperada</text:p>
          </table:table-cell>
          <table:table-cell table:style-name="ce3" office:value-type="string">
            <text:p>Resultado</text:p>
          </table:table-cell>
          <table:table-cell table:style-name="ce3" office:value-type="string">
            <text:p>Observaçã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CT001</text:p>
          </table:table-cell>
          <table:table-cell office:value-type="string">
            <text:p>C001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CT002</text:p>
          </table:table-cell>
          <table:table-cell office:value-type="string">
            <text:p>C001</text:p>
          </table:table-cell>
          <table:table-cell table:number-columns-repeated="2"/>
          <table:table-cell office:value-type="string">
            <text:p>nok</text:p>
          </table:table-cell>
          <table:table-cell table:number-columns-repeated="1019"/>
        </table:table-row>
        <table:table-row table:style-name="ro1">
          <table:table-cell office:value-type="string">
            <text:p>CT003</text:p>
          </table:table-cell>
          <table:table-cell office:value-type="string">
            <text:p>C001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7">07/08/2010</text:date>, <text:time>11:49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uno </meta:initial-creator>
    <meta:creation-date>2010-08-07T10:31:55</meta:creation-date>
    <dc:date>2010-08-07T11:49:49</dc:date>
    <dc:creator>aluno </dc:creator>
    <meta:editing-duration>PT01H07M12S</meta:editing-duration>
    <meta:editing-cycles>5</meta:editing-cycles>
    <meta:generator>OpenOffice.org/3.1$Linux OpenOffice.org_project/310m19$Build-9420</meta:generator>
    <meta:document-statistic meta:table-count="3" meta:cell-count="49" meta:object-count="0"/>
  </office:meta>
</office:document-meta>
</file>